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191720"/>
    </style:style>
    <style:style style:name="P3" style:family="paragraph" style:parent-style-name="Standard">
      <style:text-properties officeooo:paragraph-rsid="00191720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 Company</text:p>
      <text:p text:style-name="Standard">United States</text:p>
      <text:p text:style-name="P1"/>
      <text:p text:style-name="P1">Milos Maricic</text:p>
      <text:p text:style-name="P1">Humska</text:p>
      <text:p text:style-name="P1">1</text:p>
      <text:p text:style-name="P1">Belgrade 11000</text:p>
      <text:p text:style-name="P1">Serbia</text:p>
      <text:p text:style-name="P1"/>
      <text:p text:style-name="P5">Invoice INV/2025/00001</text:p>
      <text:p text:style-name="Standard"/>
      <text:p text:style-name="Standard">Invoice Date</text:p>
      <text:p text:style-name="Standard">11/04/2025</text:p>
      <text:p text:style-name="Standard"/>
      <text:p text:style-name="Standard">Due Date</text:p>
      <text:p text:style-name="Standard">11/04/2025</text:p>
      <text:p text:style-name="Standard"/>
      <text:p text:style-name="Standard">Description</text:p>
      <text:p text:style-name="Standard"/>
      <text:p text:style-name="Standard">Source</text:p>
      <text:p text:style-name="Standard">1061</text:p>
      <text:p text:style-name="Standard"/>
      <text:p text:style-name="Standard"><text:tab/><text:tab/><text:tab/><text:tab/><text:tab/><text:tab/><text:tab/><text:tab/>Quantity Unit Price Taxes Amount</text:p>
      <text:p text:style-name="Standard"/>
      <text:p text:style-name="P4">[bc-partizan-jersey-23-24] BC Partizan - official jersey 2023/24 <text:tab/> 2.00 75.00 15% $ 150.00</text:p>
      <text:p text:style-name="P4">[bex-express-rs] [008 - Delivery] Bex Express RS Bex Express <text:tab/> 1.00 3.50 15% $ 3.50</text:p>
      <text:p text:style-name="P2"/>
      <text:p text:style-name="P2"/>
      <text:p text:style-name="P2">Untaxed Amount $ 153.50</text:p>
      <text:p text:style-name="P3"/>
      <text:p text:style-name="P2">Tax 15% $ 23.03</text:p>
      <text:p text:style-name="P3"/>
      <text:p text:style-name="P2">Total $ 176.53</text:p>
      <text:p text:style-name="P3"/>
      <text:p text:style-name="P3"/>
      <text:p text:style-name="P3"/>
      <text:p text:style-name="P3">Payment Communication: INV/2025/00001 </text:p>
      <text:p text:style-name="P3"/>
      <text:p text:style-name="Standard">Terms &amp; Conditions: http://odoo18.docker:8069/terms </text:p>
      <text:p text:style-name="Standard">maricicmilos.webdeveloper@gmail.com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06T15:49:56.416421539</meta:creation-date>
    <dc:date>2025-12-06T16:08:49.988418827</dc:date>
    <meta:editing-duration>PT18M56S</meta:editing-duration>
    <meta:editing-cycles>1</meta:editing-cycles>
    <meta:document-statistic meta:table-count="0" meta:image-count="0" meta:object-count="0" meta:page-count="1" meta:paragraph-count="24" meta:word-count="72" meta:character-count="536" meta:non-whitespace-character-count="474"/>
    <meta:generator>LibreOffice/6.4.7.2$Linux_X86_64 LibreOffice_project/40$Build-2</meta:generator>
  </office:meta>
</office:document-meta>
</file>